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a1467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a1467e"/>
      <style:text-properties fo:color="#ffffff"/>
    </style:style>
    <style:style style:name="ce29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ff6d6d"/>
    </style:style>
    <style:style style:name="ce32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7b59"/>
    </style:style>
    <style:style style:name="ce19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8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la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0x&quot;;IF(LEN(DEC2HEX([.A3]))=1;&quot;0&quot;;&quot;&quot;);DEC2HEX([.A3]))" office:value-type="string" office:string-value="0x00" calcext:value-type="string">
            <text:p>0x00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R</text:p>
          </table:table-cell>
          <table:table-cell table:style-name="ce2" office:value-type="string" calcext:value-type="string">
            <text:p>Current 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0x&quot;;IF(LEN(DEC2HEX([.A4]))=1;&quot;0&quot;;&quot;&quot;);DEC2HEX([.A4]))" office:value-type="string" office:string-value="0x08" calcext:value-type="string">
            <text:p>0x08</text:p>
          </table:table-cell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2" office:value-type="string" calcext:value-type="string">
            <text:p>Current Piec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0x&quot;;IF(LEN(DEC2HEX([.A5]))=1;&quot;0&quot;;&quot;&quot;);DEC2HEX([.A5]))" office:value-type="string" office:string-value="0x10" calcext:value-type="string">
            <text:p>0x10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0x&quot;;IF(LEN(DEC2HEX([.A6]))=1;&quot;0&quot;;&quot;&quot;);DEC2HEX([.A6]))" office:value-type="string" office:string-value="0x18" calcext:value-type="string">
            <text:p>0x18</text:p>
          </table:table-cell>
          <table:table-cell table:style-name="ce4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0x&quot;;IF(LEN(DEC2HEX([.A7]))=1;&quot;0&quot;;&quot;&quot;);DEC2HEX([.A7]))" office:value-type="string" office:string-value="0x20" calcext:value-type="string">
            <text:p>0x20</text:p>
          </table:table-cell>
          <table:table-cell table:number-columns-repeated="8" table:style-name="ce5" office:value-type="string" calcext:value-type="string">
            <text:p>C</text:p>
          </table:table-cell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0x&quot;;IF(LEN(DEC2HEX([.A8]))=1;&quot;0&quot;;&quot;&quot;);DEC2HEX([.A8]))" office:value-type="string" office:string-value="0x28" calcext:value-type="string">
            <text:p>0x28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7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0x&quot;;IF(LEN(DEC2HEX([.A9]))=1;&quot;0&quot;;&quot;&quot;);DEC2HEX([.A9]))" office:value-type="string" office:string-value="0x30" calcext:value-type="string">
            <text:p>0x30</text:p>
          </table:table-cell>
          <table:table-cell table:style-name="ce6" table:number-columns-repeated="8"/>
          <table:table-cell table:number-columns-repeated="2"/>
          <table:table-cell table:style-name="ce3"/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0x&quot;;IF(LEN(DEC2HEX([.A10]))=1;&quot;0&quot;;&quot;&quot;);DEC2HEX([.A10]))" office:value-type="string" office:string-value="0x38" calcext:value-type="string">
            <text:p>0x38</text:p>
          </table:table-cell>
          <table:table-cell table:style-name="ce3" table:number-columns-repeated="8"/>
          <table:table-cell table:number-columns-repeated="2"/>
          <table:table-cell table:style-name="ce2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0x&quot;;IF(LEN(DEC2HEX([.A11]))=1;&quot;0&quot;;&quot;&quot;);DEC2HEX([.A11]))" office:value-type="string" office:string-value="0x40" calcext:value-type="string">
            <text:p>0x4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0x&quot;;IF(LEN(DEC2HEX([.A12]))=1;&quot;0&quot;;&quot;&quot;);DEC2HEX([.A12]))" office:value-type="string" office:string-value="0x48" calcext:value-type="string">
            <text:p>0x48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0x&quot;;IF(LEN(DEC2HEX([.A13]))=1;&quot;0&quot;;&quot;&quot;);DEC2HEX([.A13]))" office:value-type="string" office:string-value="0x50" calcext:value-type="string">
            <text:p>0x50</text:p>
          </table:table-cell>
          <table:table-cell table:style-name="ce3" table:number-columns-repeated="8"/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0x&quot;;IF(LEN(DEC2HEX([.A14]))=1;&quot;0&quot;;&quot;&quot;);DEC2HEX([.A14]))" office:value-type="string" office:string-value="0x58" calcext:value-type="string">
            <text:p>0x58</text:p>
          </table:table-cell>
          <table:table-cell table:style-name="ce6" table:number-columns-repeated="8"/>
          <table:table-cell table:number-columns-repeated="2"/>
          <table:table-cell table:style-name="ce11" office:value-type="string" calcext:value-type="string" table:number-columns-spanned="2" table:number-rows-spanned="1">
            <text:p>Registerbanks</text:p>
          </table:table-cell>
          <table:covered-table-cell table:style-name="ce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0x&quot;;IF(LEN(DEC2HEX([.A15]))=1;&quot;0&quot;;&quot;&quot;);DEC2HEX([.A15]))" office:value-type="string" office:string-value="0x60" calcext:value-type="string">
            <text:p>0x60</text:p>
          </table:table-cell>
          <table:table-cell table:number-columns-repeated="10"/>
          <table:table-cell table:style-name="ce29" office:value-type="string" calcext:value-type="string" table:number-columns-spanned="2" table:number-rows-spanned="1">
            <text:p>Bit-Addressable</text:p>
          </table:table-cell>
          <table:covered-table-cell table:style-name="ce2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0x&quot;;IF(LEN(DEC2HEX([.A16]))=1;&quot;0&quot;;&quot;&quot;);DEC2HEX([.A16]))" office:value-type="string" office:string-value="0x68" calcext:value-type="string">
            <text:p>0x68</text:p>
          </table:table-cell>
          <table:table-cell table:number-columns-repeated="10"/>
          <table:table-cell table:style-name="ce13" office:value-type="string" calcext:value-type="string" table:number-columns-spanned="2" table:number-rows-spanned="1">
            <text:p>Stack</text:p>
          </table:table-cell>
          <table:covered-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0x&quot;;IF(LEN(DEC2HEX([.A17]))=1;&quot;0&quot;;&quot;&quot;);DEC2HEX([.A17]))" office:value-type="string" office:string-value="0x70" calcext:value-type="string">
            <text:p>0x70</text:p>
          </table:table-cell>
          <table:table-cell table:number-columns-repeated="10"/>
          <table:table-cell table:style-name="ce15" office:value-type="string" calcext:value-type="string" table:number-columns-spanned="2" table:number-rows-spanned="1">
            <text:p>Gamescreen</text:p>
          </table:table-cell>
          <table:covered-table-cell table:style-name="ce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0x&quot;;IF(LEN(DEC2HEX([.A18]))=1;&quot;0&quot;;&quot;&quot;);DEC2HEX([.A18]))" office:value-type="string" office:string-value="0x78" calcext:value-type="string">
            <text:p>0x78</text:p>
          </table:table-cell>
          <table:table-cell table:number-columns-repeated="10"/>
          <table:table-cell table:style-name="ce32" office:value-type="string" calcext:value-type="string" table:number-columns-spanned="2" table:number-rows-spanned="1">
            <text:p>Colour Bits</text:p>
          </table:table-cell>
          <table:covered-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1" table:formula="of:=COM.MICROSOFT.CONCAT(&quot;0x&quot;;IF(LEN(DEC2HEX([.A19]))=1;&quot;0&quot;;&quot;&quot;);DEC2HEX([.A19]))" office:value-type="string" office:string-value="0x80" calcext:value-type="string">
            <text:p>0x80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1" table:formula="of:=COM.MICROSOFT.CONCAT(&quot;0x&quot;;IF(LEN(DEC2HEX([.A20]))=1;&quot;0&quot;;&quot;&quot;);DEC2HEX([.A20]))" office:value-type="string" office:string-value="0x88" calcext:value-type="string">
            <text:p>0x8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table:formula="of:=COM.MICROSOFT.CONCAT(&quot;0x&quot;;IF(LEN(DEC2HEX([.A21]))=1;&quot;0&quot;;&quot;&quot;);DEC2HEX([.A21]))" office:value-type="string" office:string-value="0x90" calcext:value-type="string">
            <text:p>0x9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1" table:formula="of:=COM.MICROSOFT.CONCAT(&quot;0x&quot;;IF(LEN(DEC2HEX([.A22]))=1;&quot;0&quot;;&quot;&quot;);DEC2HEX([.A22]))" office:value-type="string" office:string-value="0x98" calcext:value-type="string">
            <text:p>0x98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1" table:formula="of:=COM.MICROSOFT.CONCAT(&quot;0x&quot;;IF(LEN(DEC2HEX([.A23]))=1;&quot;0&quot;;&quot;&quot;);DEC2HEX([.A23]))" office:value-type="string" office:string-value="0xA0" calcext:value-type="string">
            <text:p>0xA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1" table:formula="of:=COM.MICROSOFT.CONCAT(&quot;0x&quot;;IF(LEN(DEC2HEX([.A24]))=1;&quot;0&quot;;&quot;&quot;);DEC2HEX([.A24]))" office:value-type="string" office:string-value="0xA8" calcext:value-type="string">
            <text:p>0xA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1" table:formula="of:=COM.MICROSOFT.CONCAT(&quot;0x&quot;;IF(LEN(DEC2HEX([.A25]))=1;&quot;0&quot;;&quot;&quot;);DEC2HEX([.A25]))" office:value-type="string" office:string-value="0xB0" calcext:value-type="string">
            <text:p>0xB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1" table:formula="of:=COM.MICROSOFT.CONCAT(&quot;0x&quot;;IF(LEN(DEC2HEX([.A26]))=1;&quot;0&quot;;&quot;&quot;);DEC2HEX([.A26]))" office:value-type="string" office:string-value="0xB8" calcext:value-type="string">
            <text:p>0xB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1" table:formula="of:=COM.MICROSOFT.CONCAT(&quot;0x&quot;;IF(LEN(DEC2HEX([.A27]))=1;&quot;0&quot;;&quot;&quot;);DEC2HEX([.A27]))" office:value-type="string" office:string-value="0xC0" calcext:value-type="string">
            <text:p>0xC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1" table:formula="of:=COM.MICROSOFT.CONCAT(&quot;0x&quot;;IF(LEN(DEC2HEX([.A28]))=1;&quot;0&quot;;&quot;&quot;);DEC2HEX([.A28]))" office:value-type="string" office:string-value="0xC8" calcext:value-type="string">
            <text:p>0xC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1" table:formula="of:=COM.MICROSOFT.CONCAT(&quot;0x&quot;;IF(LEN(DEC2HEX([.A29]))=1;&quot;0&quot;;&quot;&quot;);DEC2HEX([.A29]))" office:value-type="string" office:string-value="0xD0" calcext:value-type="string">
            <text:p>0xD0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1" table:formula="of:=COM.MICROSOFT.CONCAT(&quot;0x&quot;;IF(LEN(DEC2HEX([.A30]))=1;&quot;0&quot;;&quot;&quot;);DEC2HEX([.A30]))" office:value-type="string" office:string-value="0xD8" calcext:value-type="string">
            <text:p>0xD8</text:p>
          </table:table-cell>
          <table:table-cell table:style-name="ce28" table:number-columns-repeated="8"/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1" table:formula="of:=COM.MICROSOFT.CONCAT(&quot;0x&quot;;IF(LEN(DEC2HEX([.A31]))=1;&quot;0&quot;;&quot;&quot;);DEC2HEX([.A31]))" office:value-type="string" office:string-value="0xE0" calcext:value-type="string">
            <text:p>0xE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1" table:formula="of:=COM.MICROSOFT.CONCAT(&quot;0x&quot;;IF(LEN(DEC2HEX([.A32]))=1;&quot;0&quot;;&quot;&quot;);DEC2HEX([.A32]))" office:value-type="string" office:string-value="0xE8" calcext:value-type="string">
            <text:p>0xE8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1" table:formula="of:=COM.MICROSOFT.CONCAT(&quot;0x&quot;;IF(LEN(DEC2HEX([.A33]))=1;&quot;0&quot;;&quot;&quot;);DEC2HEX([.A33]))" office:value-type="string" office:string-value="0xF0" calcext:value-type="string">
            <text:p>0xF0</text:p>
          </table:table-cell>
          <table:table-cell table:style-name="ce10" table:number-columns-repeated="8"/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1" table:formula="of:=COM.MICROSOFT.CONCAT(&quot;0x&quot;;IF(LEN(DEC2HEX([.A34]))=1;&quot;0&quot;;&quot;&quot;);DEC2HEX([.A34]))" office:value-type="string" office:string-value="0xF8" calcext:value-type="string">
            <text:p>0xF8</text:p>
          </table:table-cell>
          <table:table-cell table:style-name="ce10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48:18.462320550</meta:creation-date>
    <dc:date>2022-12-31T23:31:01.371563279</dc:date>
    <meta:editing-duration>P2DT5H11M15S</meta:editing-duration>
    <meta:editing-cycles>4</meta:editing-cycles>
    <meta:generator>LibreOffice/7.3.7.2$Linux_X86_64 LibreOffice_project/30$Build-2</meta:generator>
    <meta:document-statistic meta:table-count="1" meta:cell-count="92" meta:object-count="0"/>
  </office:meta>
</office:document-meta>
</file>